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aadcf7" draw:textarea-horizontal-align="justify" draw:textarea-vertical-align="middle" draw:auto-grow-height="false" fo:min-height="0.75cm" fo:min-width="0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5" style:family="graphic" style:parent-style-name="standard">
      <style:graphic-properties draw:stroke="none" draw:fill-color="#f9cfb5" draw:textarea-horizontal-align="justify" draw:textarea-vertical-align="middle" draw:auto-grow-height="false" fo:min-height="1.164cm" fo:min-width="0.914cm"/>
      <style:paragraph-properties style:writing-mode="lr-tb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164cm" fo:min-width="0.91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8" style:family="graphic" style:parent-style-name="objectwithoutfill">
      <style:graphic-properties svg:stroke-width="0.212cm" svg:stroke-color="#000000" draw:marker-start-width="0.518cm" draw:marker-end="Extrémités_20_de_20_flèche_20_1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000000" draw:marker-start-width="0.518cm" draw:marker-end="Extrémités_20_de_20_flèche_20_2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000000" draw:marker-start-width="0.518cm" draw:marker-end="Extrémités_20_de_20_flèche_20_3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svg:stroke-color="#000000" draw:marker-start-width="0.518cm" draw:marker-end="Extrémités_20_de_20_flèche_20_5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000000" draw:marker-start-width="0.518cm" draw:marker-end="Extrémités_20_de_20_flèche_20_6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000000" draw:marker-start-width="0.518cm" draw:marker-end="Extrémités_20_de_20_flèche_20_12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212cm" svg:stroke-color="#000000" draw:marker-start-width="0.518cm" draw:marker-end="Extrémités_20_de_20_flèche_20_13" draw:marker-end-width="0.618cm" draw:fill="none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svg:stroke-color="#000000" draw:marker-start-width="0.518cm" draw:marker-end="Extrémités_20_de_20_flèche_20_14" draw:marker-end-width="0.618cm" draw:fill="none" draw:textarea-vertical-align="middle" fo:padding-top="0.231cm" fo:padding-bottom="0.231cm" fo:padding-left="0.356cm" fo:padding-right="0.356cm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aadcf7"/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center" fo:text-indent="0cm"/>
      <style:text-properties fo:color="#8e03a3" loext:opacity="100%"/>
    </style:style>
    <style:style style:name="P3" style:family="paragraph">
      <loext:graphic-properties draw:fill="none" draw:fill-color="#ffffff"/>
      <style:text-properties fo:color="#8e03a3" loext:opacity="100%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8e03a3" loext:opacity="100%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8e03a3" loext:opacity="100%" style:font-name="Andale Mono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8e03a3" loext:opacity="100%" style:font-name="Andale Mono"/>
    </style:style>
    <style:style style:name="P7" style:family="paragraph">
      <loext:graphic-properties draw:fill-color="#f9cfb5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color="#fc5c00" loext:opacity="100%" style:font-name="Arial Black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fc5c00" loext:opacity="100%" style:font-name="Arial Black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-color="#ffffff"/>
    </style:style>
    <style:style style:name="T1" style:family="text">
      <style:text-properties fo:color="#8e03a3" loext:opacity="100%" fo:font-size="12pt" style:font-size-asian="12pt" style:font-size-complex="12pt"/>
    </style:style>
    <style:style style:name="T2" style:family="text">
      <style:text-properties fo:color="#8e03a3" loext:opacity="100%" style:font-name="Andale Mono"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c5c00" loext:opacity="100%" style:font-name="Arial Black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4" draw:id="id4" draw:layer="layout" svg:width="2cm" svg:height="2cm" svg:x="12.5cm" svg:y="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2.5cm" svg:height="1.203cm" draw:transform="rotate (0.780511241491864) translate (12.223cm 6.978cm)">
          <draw:text-box>
            <text:p text:style-name="P2"><text:span text:style-name="T1">En </text:span><text:span text:style-name="T2">cours</text:span><text:span text:style-name="T1"> de revue</text:span></text:p>
          </draw:text-box>
        </draw:frame>
        <draw:custom-shape draw:style-name="gr1" draw:text-style-name="P1" xml:id="id5" draw:id="id5" draw:layer="layout" svg:width="2cm" svg:height="2cm" svg:x="19.2cm" svg:y="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2cm" svg:height="2cm" svg:x="5.5cm" svg:y="5.5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.5cm" svg:height="0.725cm" draw:transform="rotate (0.785398163397448) translate (19.028cm 7.115cm)">
          <draw:text-box>
            <text:p text:style-name="P2"><text:span text:style-name="T1">clôturé</text:span></text:p>
          </draw:text-box>
        </draw:frame>
        <draw:frame draw:style-name="gr4" draw:text-style-name="P6" draw:layer="layout" svg:width="3.156cm" svg:height="1.207cm" draw:transform="rotate (0.77265725985789) translate (5.118cm 7.367cm)">
          <draw:text-box>
            <text:p text:style-name="P5"><text:span text:style-name="T2">Bro</text:span><text:span text:style-name="T2">uil</text:span><text:span text:style-name="T2">lon</text:span></text:p>
          </draw:text-box>
        </draw:frame>
        <draw:custom-shape draw:style-name="gr5" draw:text-style-name="P7" xml:id="id1" draw:id="id1" draw:layer="layout" svg:width="2cm" svg:height="2cm" svg:x="2.001cm" svg:y="5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xml:id="id7" draw:id="id7" draw:layer="layout" svg:width="2cm" svg:height="2cm" svg:x="16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2.736cm" svg:height="1.199cm" svg:x="15.652cm" svg:y="5.685cm">
          <draw:text-box>
            <text:p text:style-name="P9"><text:span text:style-name="T3">Validation</text:span></text:p>
          </draw:text-box>
        </draw:frame>
        <draw:custom-shape draw:style-name="gr6" draw:text-style-name="P8" xml:id="id6" draw:id="id6" draw:layer="layout" svg:width="2cm" svg:height="2cm" svg:x="22.5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3" draw:id="id3" draw:layer="layout" svg:width="2cm" svg:height="2cm" svg:x="9cm" svg:y="5.5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2.736cm" svg:height="1.199cm" svg:x="8.632cm" svg:y="5.684cm">
          <draw:text-box>
            <text:p text:style-name="P9"><text:span text:style-name="T3">Rédaction</text:span></text:p>
          </draw:text-box>
        </draw:frame>
        <draw:frame draw:style-name="gr7" draw:text-style-name="P10" draw:layer="layout" svg:width="2.884cm" svg:height="1.199cm" svg:x="22.116cm" svg:y="5.686cm">
          <draw:text-box>
            <text:p text:style-name="P9"><text:span text:style-name="T3">Publication</text:span></text:p>
          </draw:text-box>
        </draw:frame>
        <draw:connector draw:style-name="gr8" draw:text-style-name="P11" draw:layer="layout" svg:x1="4.001cm" svg:y1="6.503cm" svg:x2="5.5cm" svg:y2="6.5cm" draw:start-shape="id1" draw:start-glue-point="10" draw:end-shape="id2" draw:end-glue-point="5" svg:d="M4001 6503h750v-3h749" svg:viewBox="0 0 1500 4">
          <text:p/>
        </draw:connector>
        <draw:connector draw:style-name="gr9" draw:text-style-name="P11" draw:layer="layout" svg:x1="7.5cm" svg:y1="6.5cm" svg:x2="9cm" svg:y2="6.5cm" draw:start-shape="id2" draw:start-glue-point="7" draw:end-shape="id3" draw:end-glue-point="6" svg:d="M7500 6500h1500" svg:viewBox="0 0 1501 1">
          <text:p/>
        </draw:connector>
        <draw:connector draw:style-name="gr10" draw:text-style-name="P11" draw:layer="layout" svg:x1="11cm" svg:y1="6.5cm" svg:x2="12.5cm" svg:y2="6.501cm" draw:start-shape="id3" draw:start-glue-point="10" draw:end-shape="id4" draw:end-glue-point="5" svg:d="M11000 6500h750v1h750" svg:viewBox="0 0 1501 2">
          <text:p/>
        </draw:connector>
        <draw:line draw:style-name="gr11" draw:text-style-name="P11" draw:layer="layout" svg:x1="18cm" svg:y1="6.5cm" svg:x2="19.2cm" svg:y2="6.5cm">
          <text:p/>
        </draw:line>
        <draw:connector draw:style-name="gr12" draw:text-style-name="P11" draw:layer="layout" svg:x1="21.2cm" svg:y1="6.501cm" svg:x2="22.5cm" svg:y2="6.502cm" draw:start-shape="id5" draw:start-glue-point="7" draw:end-shape="id6" draw:end-glue-point="6" svg:d="M21200 6501h651v1h649" svg:viewBox="0 0 1301 2">
          <text:p/>
        </draw:connector>
        <draw:connector draw:style-name="gr13" draw:text-style-name="P11" draw:layer="layout" svg:x1="14.5cm" svg:y1="6.501cm" svg:x2="16cm" svg:y2="6.501cm" draw:start-shape="id4" draw:start-glue-point="7" draw:end-shape="id7" draw:end-glue-point="6" svg:d="M14500 6501h1500" svg:viewBox="0 0 1501 1">
          <text:p/>
        </draw:connector>
        <draw:connector draw:style-name="gr14" draw:text-style-name="P11" draw:layer="layout" draw:line-skew="0.497cm" svg:x1="13.5cm" svg:y1="7.501cm" svg:x2="10cm" svg:y2="7.5cm" draw:start-shape="id4" draw:start-glue-point="6" draw:end-shape="id3" draw:end-glue-point="8" svg:d="M13500 7501v998h-3500v-999" svg:viewBox="0 0 3501 1000">
          <text:p/>
        </draw:connector>
        <draw:connector draw:style-name="gr15" draw:text-style-name="P11" draw:layer="layout" draw:line-skew="-0.499cm" svg:x1="17cm" svg:y1="5.501cm" svg:x2="10cm" svg:y2="5.5cm" draw:start-shape="id7" draw:start-glue-point="4" draw:end-shape="id3" draw:end-glue-point="4" svg:d="M17000 5501v-1000h-7000v999" svg:viewBox="0 0 7001 1001">
          <text:p/>
        </draw:connector>
        <draw:frame draw:style-name="gr2" draw:text-style-name="P13" draw:layer="layout" svg:width="3cm" svg:height="0.95cm" svg:x="1.484cm" svg:y="5.982cm">
          <draw:text-box>
            <text:p text:style-name="P12"><text:span text:style-name="T4">Création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6:20:10.788835194</meta:creation-date>
    <dc:date>2022-11-10T18:18:48.251960541</dc:date>
    <meta:editing-duration>PT1H16M39S</meta:editing-duration>
    <meta:editing-cycles>2</meta:editing-cycles>
    <meta:generator>LibreOffice/7.3.4.2$Linux_X86_64 LibreOffice_project/728fec16bd5f605073805c3c9e7c4212a0120dc5</meta:generator>
    <meta:document-statistic meta:object-count="45"/>
  </office:meta>
</office:document-meta>
</file>